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Auteur</text:p>
          </table:table-cell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iego Vélasquez </text:p>
          </table:table-cell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D2];[.A2];[.E2];[.B2];[.F2])" office:value-type="string" office:string-value="(‘1,Diego Vélasquez ')," calcext:value-type="string">
            <text:p>(‘1,Diego Vélasquez '),</text:p>
          </table:table-cell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Diego Vélasquez 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antišek Kupka </text:p>
          </table:table-cell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D39];[.A39];[.E39];[.B39];[.F39])" office:value-type="string" office:string-value="(‘2,František Kupka ')," calcext:value-type="string">
            <text:p>(‘2,František Kupka '),</text:p>
          </table:table-cell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František Kupka 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 Vermeer</text:p>
          </table:table-cell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D71];[.A71];[.E71];[.B71];[.F71])" office:value-type="string" office:string-value="(‘3,Jan Vermeer')," calcext:value-type="string">
            <text:p>(‘3,Jan Vermeer'),</text:p>
          </table:table-cell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Jan Vermeer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éonard de Vinci</text:p>
          </table:table-cell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D110];[.A110];[.E110];[.B110];[.F110])" office:value-type="string" office:string-value="(‘4,Léonard de Vinci')," calcext:value-type="string">
            <text:p>(‘4,Léonard de Vinci'),</text:p>
          </table:table-cell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Léonard de Vinci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lliam Turner</text:p>
          </table:table-cell>
          <table:table-cell/>
          <table:table-cell office:value-type="string" calcext:value-type="string">
            <text:p>(‘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),</text:p>
          </table:table-cell>
          <table:table-cell table:formula="of:=CONCATENATE([.D140];[.A140];[.E140];[.B140];[.F140])" office:value-type="string" office:string-value="(‘5,William Turner')," calcext:value-type="string">
            <text:p>(‘5,William Turner'),</text:p>
          </table:table-cell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  <table:table-row table:style-name="ro1" table:visibility="filter">
          <table:table-cell/>
          <table:table-cell office:value-type="string" calcext:value-type="string">
            <text:p>William Turner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Feuille1.B1:Feuille1.B167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3:13:13.6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0T11:08:40.045000000</meta:creation-date>
    <meta:generator>LibreOffice/7.1.2.2$Windows_X86_64 LibreOffice_project/8a45595d069ef5570103caea1b71cc9d82b2aae4</meta:generator>
    <dc:date>2021-05-20T13:17:18.689000000</dc:date>
    <meta:editing-duration>PT1H38M41S</meta:editing-duration>
    <meta:editing-cycles>2</meta:editing-cycles>
    <meta:document-statistic meta:table-count="1" meta:cell-count="195" meta:object-count="0"/>
  </office:meta>
</office:document-meta>
</file>